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svg:stroke-width="0.018cm" svg:stroke-color="#000000" draw:marker-start="" draw:marker-start-width="0.227cm" draw:marker-start-center="false" draw:marker-end="" draw:marker-end-width="0.22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svg:stroke-width="0.018cm" draw:marker-start-width="0.227cm" draw:marker-end-width="0.227cm" draw:fill="solid" draw:fill-color="#ffffff" draw:textarea-horizontal-align="left" draw:textarea-vertical-align="top" draw:auto-grow-height="false" fo:padding-top="0.134cm" fo:padding-bottom="0.134cm" fo:padding-left="0.259cm" fo:padding-right="0.259cm"/>
    </style:style>
    <style:style style:name="gr12"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018cm" svg:stroke-color="#000000" draw:marker-start="" draw:marker-start-width="0.227cm" draw:marker-start-center="false" draw:marker-end="" draw:marker-end-width="0.22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svg:stroke-width="0.018cm" draw:marker-start-width="0.227cm" draw:marker-end-width="0.227cm" draw:fill="solid" draw:fill-color="#ffffff" draw:textarea-horizontal-align="center" draw:textarea-vertical-align="middle" draw:auto-grow-height="false" fo:padding-top="0.134cm" fo:padding-bottom="0.134cm" fo:padding-left="0.259cm" fo:padding-right="0.259cm"/>
    </style:style>
    <style:style style:name="gr22" style:family="graphic" style:parent-style-name="standard">
      <style:graphic-properties svg:stroke-width="0.018cm" draw:marker-start-width="0.227cm" draw:marker-end="Arrow" draw:marker-end-width="0.327cm" draw:fill="solid" draw:fill-color="#ffffff" draw:textarea-horizontal-align="center" draw:textarea-vertical-align="middle" fo:padding-top="0.134cm" fo:padding-bottom="0.134cm" fo:padding-left="0.259cm" fo:padding-right="0.259cm"/>
    </style:style>
    <style:style style:name="gr23" style:family="graphic" style:parent-style-name="standard">
      <style:graphic-properties svg:stroke-width="0.018cm" draw:marker-start-width="0.227cm" draw:marker-end-width="0.227cm" draw:fill="solid" draw:fill-color="#ffffff" draw:textarea-horizontal-align="justify" draw:textarea-vertical-align="middle" draw:auto-grow-height="false" fo:padding-top="0.134cm" fo:padding-bottom="0.134cm" fo:padding-left="0.259cm" fo:padding-right="0.259cm"/>
    </style:style>
    <style:style style:name="gr24"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true" fo:min-height="0cm" fo:min-width="0cm"/>
    </style:style>
    <style:style style:name="gr25" style:family="graphic" style:parent-style-name="standard">
      <style:graphic-properties draw:fill="solid" draw:fill-color="#ffffff" draw:textarea-vertical-align="middle" draw:auto-grow-height="false" fo:min-height="0.749cm" fo:min-width="0.499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font-style="normal" fo:text-shadow="none"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text-emphasize="none" style:text-scale="100%" style:font-relief="none" style:text-overline-style="none" style:text-overline-color="font-color" fo:hyphenate="false"/>
    </style:style>
    <style:style style:name="P3" style:family="paragraph">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1">
          <draw:g>
            <draw:g>
              <draw:path draw:style-name="gr1" draw:text-style-name="P1" draw:layer="layout" svg:width="1.716cm" svg:height="1.292cm" draw:transform="skewX (-0.143466064513907) rotate (-1.40987696976194) translate (3.39220986389279cm 5.03811273824029cm)" svg:viewBox="0 0 1717 1293" svg:d="m68-4101c128-3 255-17 379-36s238 29 352 58c111 26 248 13 336 101 81 78 179 169 316 188 134 20 52-173 65-261s144-156 166-244c13-65 118-225-117-183-121 23-235 33-378 17-141-16-232-71-336-110-118-43-248-98-255-205-13-118-287-391-212-280 157 231-378-117-65 133 108 85 222 163 238 261 30 140 346 120 271 208-65 78-225-68-329-140-89-58-248-25-343-81-293-169 36 10-23 121-52 94-117 199 36 277l-120 72-49 81 101 26z">
                <text:p/>
              </draw:path>
              <draw:custom-shape draw:style-name="gr2" draw:text-style-name="P1" draw:layer="layout" svg:width="2.161cm" svg:height="1.562cm" svg:x="1.635cm" svg:y="4.06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path draw:style-name="gr3" draw:text-style-name="P1" draw:layer="layout" svg:width="0.201cm" svg:height="0.184cm" draw:transform="skewX (-0.0390953752446656) rotate (1.86017191677521) translate (2.12653519699424cm 4.87296403523582cm)" svg:viewBox="0 0 202 185" svg:d="m0 1298c78-13 183 19 186 114l16 68">
              <text:p/>
            </draw:path>
            <draw:path draw:style-name="gr4" draw:text-style-name="P1" draw:layer="layout" svg:width="0.296cm" svg:height="0.517cm" draw:transform="skewX (-0.0434586983746506) rotate (-0.605978316293503) translate (3.272106982641cm 4.62924369683302cm)" svg:viewBox="0 0 297 518" svg:d="m0 3887c88-19 173 24 248 63 85 50 33 164 37 239l-6 91-32 81-36 39">
              <text:p/>
            </draw:path>
            <draw:path draw:style-name="gr5" draw:text-style-name="P1" draw:layer="layout" svg:width="0.918cm" svg:height="0.457cm" draw:transform="skewX (0.0125663706143568) rotate (1.04457955731841) translate (2.12033686659393cm 6.38587803393741cm)" svg:viewBox="0 0 919 458" svg:d="m0 10540c78-2 153-20 228-38 72-19 144-40 205-74s128-76 177-126c52-53 130-65 189-113l62-34 52-53 6-20">
              <text:p/>
            </draw:path>
            <draw:path draw:style-name="gr6" draw:text-style-name="P1" draw:layer="layout" svg:width="0.941cm" svg:height="0.039cm" draw:transform="rotate (1.5707963267946) translate (2.72269921088944cm 6.58487715470749cm)" svg:viewBox="0 0 942 40" svg:d="m0 5445c75 0 147 20 215 33 78 20 147-7 219-20s143 7 215 7 146 13 215-13l72-7h6">
              <text:p/>
            </draw:path>
            <draw:path draw:style-name="gr7" draw:text-style-name="P1" draw:layer="layout" svg:width="0.674cm" svg:height="0.125cm" draw:transform="skewX (-0.0376991118430704) rotate (1.87937053854714) translate (2.97208774079725cm 6.74318256254541cm)" svg:viewBox="0 0 675 126" svg:d="m0 1568c78 7 153-10 232 9 68 20 146 13 215 36 72 19 111 97 196 77l32 4">
              <text:p/>
            </draw:path>
            <draw:path draw:style-name="gr8" draw:text-style-name="P1" draw:layer="layout" svg:width="0.179cm" svg:height="0.055cm" draw:transform="skewX (0.0441568300754482) rotate (-1.88286119705231) translate (2.87780438381946cm 6.0271255158998cm)" svg:viewBox="0 0 180 56" svg:d="m29-9124c46 7 278-13 56-55l-62 29-23 26z">
              <text:p/>
            </draw:path>
            <draw:polygon draw:style-name="gr9" draw:text-style-name="P1" draw:layer="layout" svg:width="0.045cm" svg:height="0.005cm" draw:transform="skewX (-0.0486946861306326) rotate (-1.91008833338342) translate (2.83471726255359cm 6.0753067605544cm)" svg:viewBox="0 0 46 6" draw:points="0,-9384 46,-9385 7,-9390">
              <text:p/>
            </draw:polygon>
          </draw:g>
          <draw:custom-shape draw:style-name="gr10" draw:text-style-name="P2" draw:layer="layout" svg:width="1.5cm" svg:height="0.895cm" svg:x="2.905cm" svg:y="3.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3" draw:id="id4" draw:layer="layout" svg:width="6.985cm" svg:height="8.255cm" svg:x="9.255cm" svg:y="2.27cm">
          <text:p text:style-name="P3">BT Executor</text:p>
          <draw:enhanced-geometry svg:viewBox="0 0 21600 21600" draw:type="rectangle" draw:enhanced-path="M 0 0 L 21600 0 21600 21600 0 21600 0 0 Z N"/>
        </draw:custom-shape>
        <draw:g>
          <draw:g>
            <draw:path draw:style-name="gr12" draw:text-style-name="P1" draw:layer="layout" svg:width="1.716cm" svg:height="1.293cm" draw:transform="skewX (-0.143466064513907) rotate (-1.40987696976194) translate (13.2012098638929cm 7.99011273824031cm)" svg:viewBox="0 0 1717 1294" svg:d="m68-22520c128-3 255-16 379-36s238 29 352 58c111 26 248 13 336 101 81 78 179 169 316 189 134 19 52-173 65-261s144-157 166-245c13-65 118-225-117-182-121 23-235 33-378 17-141-17-232-72-336-111-118-42-248-97-255-205-13-117-287-391-212-280 157 231-378-117-65 134 108 84 222 162 238 260 30 140 346 120 271 208-65 79-225-68-329-139-89-59-248-26-343-81-293-169 36 9-23 120-52 95-117 199 36 277l-120 72-49 82 101 26z">
              <text:p/>
            </draw:path>
            <draw:custom-shape draw:style-name="gr13" draw:text-style-name="P1" draw:layer="layout" svg:width="2.161cm" svg:height="1.562cm" svg:x="11.444cm" svg:y="7.012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path draw:style-name="gr14" draw:text-style-name="P1" draw:layer="layout" svg:width="0.201cm" svg:height="0.184cm" draw:transform="skewX (-0.0390953752446656) rotate (1.86017191677521) translate (11.9355351969942cm 7.82496403523582cm)" svg:viewBox="0 0 202 185" svg:d="m0 18416c78-14 183 19 186 113l16 69">
            <text:p/>
          </draw:path>
          <draw:path draw:style-name="gr15" draw:text-style-name="P1" draw:layer="layout" svg:width="0.296cm" svg:height="0.517cm" draw:transform="skewX (-0.0434586983746506) rotate (-0.605978316293503) translate (13.0811069826411cm 7.58124369683301cm)" svg:viewBox="0 0 297 518" svg:d="m0-2434c88-19 173 24 248 63 85 50 33 164 37 239l-6 91-32 81-36 39">
            <text:p/>
          </draw:path>
          <draw:path draw:style-name="gr16" draw:text-style-name="P1" draw:layer="layout" svg:width="0.918cm" svg:height="0.458cm" draw:transform="skewX (0.0125663706143568) rotate (1.04457955731841) translate (11.9293368665939cm 9.33787803393742cm)" svg:viewBox="0 0 919 459" svg:d="m0 30470c78-2 153-21 228-39 72-18 144-40 205-74s128-75 177-126c52-53 130-65 189-112l62-35 52-53 6-20">
            <text:p/>
          </draw:path>
          <draw:path draw:style-name="gr17" draw:text-style-name="P1" draw:layer="layout" svg:width="0.941cm" svg:height="0.039cm" draw:transform="rotate (1.5707963267946) translate (12.5316992108894cm 9.53687715470749cm)" svg:viewBox="0 0 942 40" svg:d="m0 25063c75 0 147 20 215 33 78 20 147-7 219-20s143 7 215 7 146 13 215-13l72-7h6">
            <text:p/>
          </draw:path>
          <draw:path draw:style-name="gr18" draw:text-style-name="P1" draw:layer="layout" svg:width="0.674cm" svg:height="0.125cm" draw:transform="skewX (-0.0376991118430704) rotate (1.87937053854714) translate (12.7810877407973cm 9.69518256254542cm)" svg:viewBox="0 0 675 126" svg:d="m0 18467c78 6 153-11 232 9 68 19 146 12 215 35 72 19 111 98 196 78l32 3">
            <text:p/>
          </draw:path>
          <draw:path draw:style-name="gr19" draw:text-style-name="P1" draw:layer="layout" svg:width="0.179cm" svg:height="0.055cm" draw:transform="skewX (0.0441568300754483) rotate (-1.88286119705231) translate (12.6868043838194cm 8.97912551589979cm)" svg:viewBox="0 0 180 56" svg:d="m29-29607c46 7 278-13 56-55l-62 29-23 26z">
            <text:p/>
          </draw:path>
          <draw:polygon draw:style-name="gr20" draw:text-style-name="P1" draw:layer="layout" svg:width="0.045cm" svg:height="0.006cm" draw:transform="skewX (-0.0486946861306326) rotate (-1.91008833338342) translate (12.6437172625536cm 9.0273067605544cm)" svg:viewBox="0 0 46 7" draw:points="0,-29848 46,-29850 7,-29855">
            <text:p/>
          </draw:polygon>
        </draw:g>
        <draw:custom-shape draw:style-name="gr21" draw:text-style-name="P4" draw:id="id8" draw:layer="layout" svg:width="3.175cm" svg:height="1.905cm" svg:x="11.16cm" svg:y="3.54cm">
          <text:p text:style-name="P3"><text:span text:style-name="T1">Control module</text:span></text:p>
          <draw:enhanced-geometry svg:viewBox="0 0 21600 21600" draw:type="rectangle" draw:enhanced-path="M 0 0 L 21600 0 21600 21600 0 21600 0 0 Z N"/>
        </draw:custom-shape>
        <draw:custom-shape draw:style-name="gr21" draw:text-style-name="P3" draw:id="id2" draw:layer="layout" svg:width="3.81cm" svg:height="1.27cm" svg:x="1.635cm" svg:y="13.065cm">
          <text:p text:style-name="P3">BT Executor</text:p>
          <draw:enhanced-geometry svg:viewBox="0 0 21600 21600" draw:type="rectangle" draw:enhanced-path="M 0 0 L 21600 0 21600 21600 0 21600 0 0 Z N"/>
        </draw:custom-shape>
        <draw:custom-shape draw:style-name="gr21" draw:text-style-name="P3" draw:id="id3" draw:layer="layout" svg:width="3.81cm" svg:height="1.27cm" svg:x="7.35cm" svg:y="13.065cm">
          <text:p text:style-name="P3">BT Executor</text:p>
          <draw:enhanced-geometry svg:viewBox="0 0 21600 21600" draw:type="rectangle" draw:enhanced-path="M 0 0 L 21600 0 21600 21600 0 21600 0 0 Z N"/>
        </draw:custom-shape>
        <draw:connector draw:style-name="gr22" draw:text-style-name="P3" draw:layer="layout" draw:type="line" svg:x1="3.02cm" svg:y1="6.938cm" svg:x2="3.54cm" svg:y2="13.065cm" draw:start-shape="id1" draw:start-glue-point="2" draw:end-shape="id2" draw:end-glue-point="0" svg:d="m3020 6938 520 6127">
          <text:p/>
        </draw:connector>
        <draw:connector draw:style-name="gr22" draw:text-style-name="P3" draw:layer="layout" draw:type="line" svg:x1="3.02cm" svg:y1="6.938cm" svg:x2="9.255cm" svg:y2="13.065cm" draw:start-shape="id1" draw:start-glue-point="2" draw:end-shape="id3" draw:end-glue-point="0" svg:d="m3020 6938 6235 6127">
          <text:p/>
        </draw:connector>
        <draw:connector draw:style-name="gr22" draw:text-style-name="P3" draw:layer="layout" draw:type="line" svg:x1="4.405cm" svg:y1="5.239cm" svg:x2="9.255cm" svg:y2="6.397cm" draw:start-shape="id1" draw:start-glue-point="1" draw:end-shape="id4" svg:d="m4405 5239 4850 1158">
          <text:p/>
        </draw:connector>
        <draw:custom-shape draw:style-name="gr23" draw:text-style-name="P3" draw:id="id5" draw:layer="layout" svg:width="2.54cm" svg:height="1.27cm" svg:x="2.27cm" svg:y="16.24cm">
          <text:p text:style-name="P3">Entity 1</text:p>
          <draw:enhanced-geometry svg:viewBox="0 0 21600 21600" draw:type="rectangle" draw:enhanced-path="M 0 0 L 21600 0 21600 21600 0 21600 0 0 Z N"/>
        </draw:custom-shape>
        <draw:custom-shape draw:style-name="gr23" draw:text-style-name="P3" draw:id="id6" draw:layer="layout" svg:width="2.54cm" svg:height="1.27cm" svg:x="7.985cm" svg:y="16.24cm">
          <text:p text:style-name="P3">Entity 2</text:p>
          <draw:enhanced-geometry svg:viewBox="0 0 21600 21600" draw:type="rectangle" draw:enhanced-path="M 0 0 L 21600 0 21600 21600 0 21600 0 0 Z N"/>
        </draw:custom-shape>
        <draw:custom-shape draw:style-name="gr23" draw:text-style-name="P3" draw:id="id7" draw:layer="layout" svg:width="2.54cm" svg:height="1.27cm" svg:x="17.879cm" svg:y="5.758cm">
          <text:p text:style-name="P3">Entity N</text:p>
          <draw:enhanced-geometry svg:viewBox="0 0 21600 21600" draw:type="rectangle" draw:enhanced-path="M 0 0 L 21600 0 21600 21600 0 21600 0 0 Z N"/>
        </draw:custom-shape>
        <draw:connector draw:style-name="gr22" draw:text-style-name="P3" draw:layer="layout" draw:type="line" svg:x1="3.54cm" svg:y1="14.335cm" svg:x2="3.54cm" svg:y2="16.24cm" draw:start-shape="id2" draw:start-glue-point="2" draw:end-shape="id5" draw:end-glue-point="0" svg:d="m3540 14335v1905">
          <text:p/>
        </draw:connector>
        <draw:connector draw:style-name="gr22" draw:text-style-name="P3" draw:layer="layout" draw:type="line" svg:x1="9.255cm" svg:y1="14.335cm" svg:x2="9.255cm" svg:y2="16.24cm" draw:start-shape="id3" draw:start-glue-point="2" draw:end-shape="id6" svg:d="m9255 14335v1905">
          <text:p/>
        </draw:connector>
        <draw:connector draw:style-name="gr22" draw:text-style-name="P3" draw:layer="layout" draw:type="line" svg:x1="16.24cm" svg:y1="6.397cm" svg:x2="17.879cm" svg:y2="6.393cm" draw:start-shape="id4" draw:start-glue-point="1" draw:end-shape="id7" draw:end-glue-point="3" svg:d="m16240 6397 1639-4">
          <text:p/>
        </draw:connector>
        <draw:line draw:style-name="gr22" draw:text-style-name="P3" draw:layer="layout" svg:x1="11.795cm" svg:y1="5.445cm" svg:x2="11.795cm" svg:y2="6.715cm">
          <text:p/>
        </draw:line>
        <draw:line draw:style-name="gr22" draw:text-style-name="P3" draw:layer="layout" svg:x1="13.7cm" svg:y1="6.715cm" svg:x2="13.7cm" svg:y2="5.445cm">
          <text:p/>
        </draw:line>
        <draw:connector draw:style-name="gr22" draw:text-style-name="P3" draw:layer="layout" draw:type="line" svg:x1="9.255cm" svg:y1="6.397cm" svg:x2="11.16cm" svg:y2="4.492cm" draw:start-shape="id4" draw:start-glue-point="3" draw:end-shape="id8" draw:end-glue-point="3" svg:d="m9255 6397 1905-1905">
          <text:p/>
        </draw:connector>
        <draw:frame draw:style-name="gr24" draw:text-style-name="P5" draw:layer="layout" svg:width="2.001cm" svg:height="0.645cm" svg:x="1.635cm" svg:y="2.895cm">
          <draw:text-box>
            <text:p><text:span text:style-name="T2">Model BT</text:span></text:p>
          </draw:text-box>
        </draw:frame>
        <draw:frame draw:style-name="gr24" draw:text-style-name="P5" draw:id="id10" draw:layer="layout" svg:width="2.589cm" svg:height="0.645cm" svg:x="11.318cm" svg:y="9.88cm">
          <draw:text-box>
            <text:p><text:span text:style-name="T2">Execution BT</text:span></text:p>
          </draw:text-box>
        </draw:frame>
        <draw:custom-shape draw:style-name="gr23" draw:text-style-name="P3" draw:id="id9" draw:layer="layout" svg:width="3.81cm" svg:height="1.905cm" svg:x="16.24cm" svg:y="14.335cm">
          <text:p text:style-name="P3">Game AI</text:p>
          <draw:enhanced-geometry svg:viewBox="0 0 21600 21600" draw:type="rectangle" draw:enhanced-path="M 0 0 L 21600 0 21600 21600 0 21600 0 0 Z N"/>
        </draw:custom-shape>
        <draw:connector draw:style-name="gr22" draw:text-style-name="P3" draw:layer="layout" svg:x1="16.24cm" svg:y1="15.287cm" svg:x2="12.614cm" svg:y2="10.525cm" draw:start-shape="id9" draw:start-glue-point="3" draw:end-shape="id10" draw:end-glue-point="2" svg:d="m16240 15287h-3626v-4762">
          <text:p/>
        </draw:connector>
        <draw:connector draw:style-name="gr22" draw:text-style-name="P3" draw:layer="layout" draw:line-skew="-1.905cm" svg:x1="16.24cm" svg:y1="15.287cm" svg:x2="11.16cm" svg:y2="13.7cm" draw:start-shape="id9" draw:start-glue-point="3" draw:end-shape="id3" draw:end-glue-point="1" svg:d="m16240 15287h-4445v-1587h-635">
          <text:p/>
        </draw:connector>
        <draw:connector draw:style-name="gr22" draw:text-style-name="P3" draw:layer="layout" draw:line-skew="-4.763cm" svg:x1="16.24cm" svg:y1="15.287cm" svg:x2="5.445cm" svg:y2="13.7cm" draw:start-shape="id9" draw:start-glue-point="3" draw:end-shape="id2" draw:end-glue-point="1" svg:d="m16240 15287h-10160v-1587h-635">
          <text:p/>
        </draw:connector>
        <draw:frame draw:style-name="gr24" draw:layer="layout" svg:width="1.455cm" svg:height="0.962cm" svg:x="13.7cm" svg:y="14.335cm">
          <draw:text-box>
            <text:p>tick</text:p>
          </draw:text-box>
        </draw:frame>
        <draw:custom-shape draw:style-name="gr25" draw:text-style-name="P3" draw:layer="layout" svg:width="1.27cm" svg:height="1.27cm" svg:x="12.694cm" svg:y="6.48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knuckles </meta:initial-creator>
    <meta:creation-date>2010-05-24T12:39:55</meta:creation-date>
    <dc:date>2010-07-28T12:41:57</dc:date>
    <dc:creator>knuckles </dc:creator>
    <meta:editing-duration>PT02H59M39S</meta:editing-duration>
    <meta:editing-cycles>6</meta:editing-cycles>
    <meta:generator>OpenOffice.org/3.2$Linux OpenOffice.org_project/320m12$Build-9483</meta:generator>
    <meta:document-statistic meta:object-count="48"/>
  </office:meta>
</office:document-meta>
</file>